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7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8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b1746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2b1746" style:font-size-asian="12pt" style:font-weight-asian="normal" style:font-size-complex="12pt" style:font-weight-complex="normal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5140e6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27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28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29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0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1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2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3" style:family="paragraph" style:parent-style-name="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35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36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37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38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39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0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1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42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43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44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45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46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47" style:family="paragraph" style:parent-style-name="Standard">
      <style:text-properties officeooo:rsid="0020932f" officeooo:paragraph-rsid="0020932f"/>
    </style:style>
    <style:style style:name="P48" style:family="paragraph" style:parent-style-name="Table_20_Heading">
      <style:text-properties officeooo:rsid="0019016f" officeooo:paragraph-rsid="0019016f"/>
    </style:style>
    <style:style style:name="P49" style:family="paragraph" style:parent-style-name="Table_20_Heading">
      <style:text-properties officeooo:rsid="0019016f" officeooo:paragraph-rsid="001c9c0a"/>
    </style:style>
    <style:style style:name="P50" style:family="paragraph" style:parent-style-name="Table_20_Heading">
      <style:text-properties officeooo:rsid="0019016f" officeooo:paragraph-rsid="001cd36f"/>
    </style:style>
    <style:style style:name="P51" style:family="paragraph" style:parent-style-name="Table_20_Heading">
      <style:text-properties officeooo:rsid="001aaae0" officeooo:paragraph-rsid="001aaae0"/>
    </style:style>
    <style:style style:name="P52" style:family="paragraph" style:parent-style-name="Table_20_Heading">
      <style:text-properties officeooo:rsid="001aaae0" officeooo:paragraph-rsid="001c9c0a"/>
    </style:style>
    <style:style style:name="P53" style:family="paragraph" style:parent-style-name="Table_20_Heading">
      <style:text-properties officeooo:rsid="001aaae0" officeooo:paragraph-rsid="001cd36f"/>
    </style:style>
    <style:style style:name="P54" style:family="paragraph" style:parent-style-name="Table_20_Heading">
      <style:text-properties officeooo:rsid="0025baeb" officeooo:paragraph-rsid="0025baeb"/>
    </style:style>
    <style:style style:name="P55" style:family="paragraph" style:parent-style-name="Heading_20_5">
      <style:paragraph-properties fo:text-align="center" style:justify-single-word="false"/>
      <style:text-properties officeooo:rsid="0019016f"/>
    </style:style>
    <style:style style:name="P56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57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58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59" style:family="paragraph" style:parent-style-name="Heading_20_5">
      <style:paragraph-properties fo:text-align="center" style:justify-single-word="false"/>
      <style:text-properties officeooo:rsid="0019016f" officeooo:paragraph-rsid="0021bab9"/>
    </style:style>
    <style:style style:name="P60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61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62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3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66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7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6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69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4bad47"/>
    </style:style>
    <style:style style:name="P70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6ecee7"/>
    </style:style>
    <style:style style:name="P71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72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74" style:family="paragraph" style:parent-style-name="Heading_20_2">
      <style:paragraph-properties fo:text-align="center" style:justify-single-word="false"/>
      <style:text-properties officeooo:rsid="0014965b"/>
    </style:style>
    <style:style style:name="P75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6" style:family="paragraph" style:parent-style-name="Heading_20_2">
      <style:paragraph-properties fo:text-align="center" style:justify-single-word="false"/>
      <style:text-properties officeooo:rsid="0023aa0b"/>
    </style:style>
    <style:style style:name="P77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78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2b1746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6ecee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1" style:family="text">
      <style:text-properties fo:font-size="12pt" fo:language="en" fo:country="US" fo:font-weight="normal" officeooo:rsid="002b1746" style:font-size-asian="12pt" style:font-weight-asian="normal" style:font-size-complex="12pt" style:font-weight-complex="normal"/>
    </style:style>
    <style:style style:name="T12" style:family="text">
      <style:text-properties fo:font-size="12pt" fo:language="en" fo:country="US" fo:font-weight="normal" officeooo:rsid="00501de5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officeooo:rsid="00672913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bold" officeooo:rsid="00501de5" style:font-size-asian="12pt" style:font-weight-asian="bold" style:font-size-complex="12pt" style:font-weight-complex="bold"/>
    </style:style>
    <style:style style:name="T1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6" style:family="text">
      <style:text-properties fo:language="en" fo:country="US" officeooo:rsid="001cd99e"/>
    </style:style>
    <style:style style:name="T17" style:family="text">
      <style:text-properties fo:language="en" fo:country="US" officeooo:rsid="001d7a62"/>
    </style:style>
    <style:style style:name="T18" style:family="text">
      <style:text-properties fo:language="en" fo:country="US" officeooo:rsid="001e9e7b"/>
    </style:style>
    <style:style style:name="T19" style:family="text">
      <style:text-properties fo:language="en" fo:country="US" officeooo:rsid="001f0a95"/>
    </style:style>
    <style:style style:name="T20" style:family="text">
      <style:text-properties fo:language="en" fo:country="US" officeooo:rsid="0020c865"/>
    </style:style>
    <style:style style:name="T21" style:family="text">
      <style:text-properties fo:language="en" fo:country="US" officeooo:rsid="00238fcd"/>
    </style:style>
    <style:style style:name="T22" style:family="text">
      <style:text-properties fo:language="en" fo:country="US" fo:font-weight="normal" officeooo:rsid="00238fcd" style:font-weight-asian="normal" style:font-weight-complex="normal"/>
    </style:style>
    <style:style style:name="T23" style:family="text">
      <style:text-properties fo:language="en" fo:country="US" officeooo:rsid="0042f018"/>
    </style:style>
    <style:style style:name="T24" style:family="text">
      <style:text-properties fo:language="en" fo:country="US" officeooo:rsid="0044b7b9"/>
    </style:style>
    <style:style style:name="T25" style:family="text">
      <style:text-properties fo:language="en" fo:country="US" officeooo:rsid="00464211"/>
    </style:style>
    <style:style style:name="T26" style:family="text">
      <style:text-properties fo:language="en" fo:country="US" officeooo:rsid="0047826a"/>
    </style:style>
    <style:style style:name="T27" style:family="text">
      <style:text-properties fo:language="en" fo:country="US" officeooo:rsid="00495ff2"/>
    </style:style>
    <style:style style:name="T28" style:family="text">
      <style:text-properties officeooo:rsid="001cd99e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cd99e" style:font-weight-asian="bold" style:font-weight-complex="bold"/>
    </style:style>
    <style:style style:name="T31" style:family="text">
      <style:text-properties officeooo:rsid="001e9e7b"/>
    </style:style>
    <style:style style:name="T32" style:family="text">
      <style:text-properties fo:language="ru" fo:country="RU" officeooo:rsid="001e9e7b"/>
    </style:style>
    <style:style style:name="T33" style:family="text">
      <style:text-properties fo:language="ru" fo:country="RU" officeooo:rsid="001f0a95"/>
    </style:style>
    <style:style style:name="T34" style:family="text">
      <style:text-properties fo:language="ru" fo:country="RU" officeooo:rsid="00464211"/>
    </style:style>
    <style:style style:name="T35" style:family="text">
      <style:text-properties fo:language="ru" fo:country="RU" officeooo:rsid="006474bf"/>
    </style:style>
    <style:style style:name="T36" style:family="text">
      <style:text-properties fo:language="ru" fo:country="RU" officeooo:rsid="00651b57"/>
    </style:style>
    <style:style style:name="T37" style:family="text">
      <style:text-properties officeooo:rsid="0020c865"/>
    </style:style>
    <style:style style:name="T38" style:family="text">
      <style:text-properties fo:font-weight="normal" officeooo:rsid="0021abd6" style:font-weight-asian="normal" style:font-weight-complex="normal"/>
    </style:style>
    <style:style style:name="T39" style:family="text">
      <style:text-properties fo:font-weight="normal" officeooo:rsid="002a2fba" style:font-weight-asian="normal" style:font-weight-complex="normal"/>
    </style:style>
    <style:style style:name="T40" style:family="text">
      <style:text-properties fo:font-weight="normal" officeooo:rsid="004b2408" style:font-weight-asian="normal" style:font-weight-complex="normal"/>
    </style:style>
    <style:style style:name="T41" style:family="text">
      <style:text-properties fo:font-weight="normal" officeooo:rsid="004bad47" style:font-weight-asian="normal" style:font-weight-complex="normal"/>
    </style:style>
    <style:style style:name="T42" style:family="text">
      <style:text-properties fo:font-weight="normal" officeooo:rsid="0065e534" style:font-weight-asian="normal" style:font-weight-complex="normal"/>
    </style:style>
    <style:style style:name="T43" style:family="text">
      <style:text-properties officeooo:rsid="002d1405"/>
    </style:style>
    <style:style style:name="T44" style:family="text">
      <style:text-properties officeooo:rsid="002d5fa5"/>
    </style:style>
    <style:style style:name="T45" style:family="text">
      <style:text-properties officeooo:rsid="002e4e71"/>
    </style:style>
    <style:style style:name="T46" style:family="text">
      <style:text-properties officeooo:rsid="0030a5fb"/>
    </style:style>
    <style:style style:name="T47" style:family="text">
      <style:text-properties officeooo:rsid="00322523"/>
    </style:style>
    <style:style style:name="T48" style:family="text">
      <style:text-properties officeooo:rsid="003235b9"/>
    </style:style>
    <style:style style:name="T49" style:family="text">
      <style:text-properties officeooo:rsid="003418a6"/>
    </style:style>
    <style:style style:name="T50" style:family="text">
      <style:text-properties officeooo:rsid="00374ef2"/>
    </style:style>
    <style:style style:name="T51" style:family="text">
      <style:text-properties officeooo:rsid="00387ed8"/>
    </style:style>
    <style:style style:name="T52" style:family="text">
      <style:text-properties officeooo:rsid="00391279"/>
    </style:style>
    <style:style style:name="T53" style:family="text">
      <style:text-properties officeooo:rsid="003a6a88"/>
    </style:style>
    <style:style style:name="T54" style:family="text">
      <style:text-properties officeooo:rsid="003bbc07"/>
    </style:style>
    <style:style style:name="T55" style:family="text">
      <style:text-properties officeooo:rsid="003cb16c"/>
    </style:style>
    <style:style style:name="T56" style:family="text">
      <style:text-properties officeooo:rsid="0042f018"/>
    </style:style>
    <style:style style:name="T57" style:family="text">
      <style:text-properties officeooo:rsid="0044b7b9"/>
    </style:style>
    <style:style style:name="T58" style:family="text">
      <style:text-properties officeooo:rsid="0047826a"/>
    </style:style>
    <style:style style:name="T59" style:family="text">
      <style:text-properties style:font-name="Liberation Mono"/>
    </style:style>
    <style:style style:name="T60" style:family="text">
      <style:text-properties style:font-name="Liberation Mono" fo:font-weight="normal" officeooo:rsid="004bad47" style:font-weight-asian="normal" style:font-weight-complex="normal"/>
    </style:style>
    <style:style style:name="T61" style:family="text">
      <style:text-properties officeooo:rsid="005140e6"/>
    </style:style>
    <style:style style:name="T62" style:family="text">
      <style:text-properties officeooo:rsid="00525176"/>
    </style:style>
    <style:style style:name="T63" style:family="text">
      <style:text-properties officeooo:rsid="0056b3d8"/>
    </style:style>
    <style:style style:name="T64" style:family="text">
      <style:text-properties officeooo:rsid="0057a45d"/>
    </style:style>
    <style:style style:name="T65" style:family="text">
      <style:text-properties officeooo:rsid="005cac6e"/>
    </style:style>
    <style:style style:name="T66" style:family="text">
      <style:text-properties style:font-size-asian="10.5pt" style:text-overline-style="solid" style:text-overline-width="auto" style:text-overline-color="font-color"/>
    </style:style>
    <style:style style:name="T67" style:family="text">
      <style:text-properties officeooo:rsid="006163d8"/>
    </style:style>
    <style:style style:name="T68" style:family="text">
      <style:text-properties officeooo:rsid="0061b33b"/>
    </style:style>
    <style:style style:name="T69" style:family="text">
      <style:text-properties officeooo:rsid="0061edd0"/>
    </style:style>
    <style:style style:name="T70" style:family="text">
      <style:text-properties officeooo:rsid="00651b57"/>
    </style:style>
    <style:style style:name="T71" style:family="text">
      <style:text-properties officeooo:rsid="0065e534"/>
    </style:style>
    <style:style style:name="T72" style:family="text">
      <style:text-properties officeooo:rsid="0069caab"/>
    </style:style>
    <style:style style:name="T73" style:family="text">
      <style:text-properties officeooo:rsid="006bc970"/>
    </style:style>
    <style:style style:name="T74" style:family="text">
      <style:text-properties style:font-name="Times New Roman1" fo:font-weight="normal" officeooo:rsid="004bad47" style:font-weight-asian="normal" style:font-weight-complex="normal"/>
    </style:style>
    <style:style style:name="T75" style:family="text">
      <style:text-properties style:font-name="Times New Roman1" fo:font-weight="normal" officeooo:rsid="006da449" style:font-weight-asian="normal" style:font-weight-complex="normal"/>
    </style:style>
    <style:style style:name="T76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77" style:family="text">
      <style:text-properties officeooo:rsid="006fcec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43">CYPRESS</text:span> SL811HS).</text:p>
      <text:p text:style-name="P14">Поддерживаемые стандарты USB: USB2.0, low speed <text:span text:style-name="T46">и</text:span> full speed <text:span text:style-name="T55">для</text:span> <text:span text:style-name="T46">роли </text:span>host, <text:span text:style-name="T55">full speed для рол</text:span>и device.</text:p>
      <text:p text:style-name="P14">Поддерживаемые стандарты ethernet: 10/100BASE-T, full duplex или half duplex.</text:p>
      <text:p text:style-name="P1"/>
      <text:h text:style-name="P75" text:outline-level="2">Описание карты</text:h>
      <text:p text:style-name="P1">Карта состоит из следующих функциональных частей:</text:p>
      <text:list xml:id="list2052542422249057196" text:style-name="L1">
        <text:list-item>
          <text:p text:style-name="P60">М/сх W5300 и SL811HS</text:p>
        </text:list-item>
        <text:list-item>
          <text:p text:style-name="P60">М/сх Altera EPM3<text:span text:style-name="T43">128</text:span>A</text:p>
        </text:list-item>
        <text:list-item>
          <text:p text:style-name="P61">Разъём USB-<text:span text:style-name="T45">A в роли хоста для подключения usb-флешек и т.д. </text:span><text:s/></text:p>
        </text:list-item>
        <text:list-item>
          <text:p text:style-name="P63">Разъём mini-USB в роли девайса для подключения к хосту</text:p>
        </text:list-item>
        <text:list-item>
          <text:p text:style-name="P61"><text:span text:style-name="T45">Разъём 10/100BASE-T E</text:span>thern<text:span text:style-name="T45">et</text:span></text:p>
        </text:list-item>
        <text:list-item>
          <text:p text:style-name="P60"><text:span text:style-name="T43">Прочи</text:span>е <text:span text:style-name="T43">дискретные</text:span> компоненты</text:p>
          <text:p text:style-name="P60"/>
        </text:list-item>
      </text:list>
      <text:p text:style-name="P1">М/сх EPM3<text:span text:style-name="T43">128</text:span>A выполняет следующие функции:</text:p>
      <text:list xml:id="list4089720331810953032" text:style-name="L2">
        <text:list-item>
          <text:p text:style-name="P62">IO-mapped и memory-mapped доступ к портам W5300 и SL811HS</text:p>
        </text:list-item>
        <text:list-item>
          <text:p text:style-name="P62">IO-порты управления картой</text:p>
        </text:list-item>
        <text:list-item>
          <text:p text:style-name="P62">Генерация прерывани<text:span text:style-name="T44">й на NemoBus</text:span></text:p>
        </text:list-item>
      </text:list>
      <text:h text:style-name="P74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44">FF</text:span>AB <text:span text:style-name="T44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55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48">Биты</text:p>
            </table:table-cell>
            <table:table-cell table:style-name="порт_23_83AB.A1" office:value-type="string">
              <text:p text:style-name="P51">Значение после сброса</text:p>
            </table:table-cell>
            <table:table-cell table:style-name="порт_23_83AB.C1" office:value-type="string">
              <text:p text:style-name="P51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34">7 (R/O)</text:p>
          </table:table-cell>
          <table:table-cell table:style-name="порт_23_83AB.A2" office:value-type="string">
            <text:p text:style-name="P34">-</text:p>
          </table:table-cell>
          <table:table-cell table:style-name="порт_23_83AB.C2" office:value-type="string">
            <text:p text:style-name="P37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34">6 (R/W)</text:p>
          </table:table-cell>
          <table:table-cell table:style-name="порт_23_83AB.A2" office:value-type="string">
            <text:p text:style-name="P34">0</text:p>
          </table:table-cell>
          <table:table-cell table:style-name="порт_23_83AB.C2" office:value-type="string">
            <text:p text:style-name="P37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34">5 (R/W)</text:p>
          </table:table-cell>
          <table:table-cell table:style-name="порт_23_83AB.A2" office:value-type="string">
            <text:p text:style-name="P34">0</text:p>
          </table:table-cell>
          <table:table-cell table:style-name="порт_23_83AB.C2" office:value-type="string">
            <text:p text:style-name="P37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34">4 (R/W)</text:p>
          </table:table-cell>
          <table:table-cell table:style-name="порт_23_83AB.A2" office:value-type="string">
            <text:p text:style-name="P34">0</text:p>
          </table:table-cell>
          <table:table-cell table:style-name="порт_23_83AB.C2" office:value-type="string">
            <text:p text:style-name="P37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39">3 (R/W)</text:p>
          </table:table-cell>
          <table:table-cell table:style-name="порт_23_83AB.A2" office:value-type="string">
            <text:p text:style-name="P39">0</text:p>
          </table:table-cell>
          <table:table-cell table:style-name="порт_23_83AB.C2" office:value-type="string">
            <text:p text:style-name="P41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9">2 (R/W)</text:p>
          </table:table-cell>
          <table:table-cell table:style-name="порт_23_83AB.A2" office:value-type="string">
            <text:p text:style-name="P39">0</text:p>
          </table:table-cell>
          <table:table-cell table:style-name="порт_23_83AB.C2" office:value-type="string">
            <text:p text:style-name="P41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39">1 (R/O)</text:p>
          </table:table-cell>
          <table:table-cell table:style-name="порт_23_83AB.A2" office:value-type="string">
            <text:p text:style-name="P39">-</text:p>
          </table:table-cell>
          <table:table-cell table:style-name="порт_23_83AB.C2" office:value-type="string">
            <text:p text:style-name="P41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39">0 (R/O)</text:p>
          </table:table-cell>
          <table:table-cell table:style-name="порт_23_83AB.A2" office:value-type="string">
            <text:p text:style-name="P39">-</text:p>
          </table:table-cell>
          <table:table-cell table:style-name="порт_23_83AB.C2" office:value-type="string">
            <text:p text:style-name="P41">Если 1, то установлен сигнал /INT от W5300 (/INT=0)</text:p>
          </table:table-cell>
        </table:table-row>
      </table:table>
      <text:p text:style-name="P4"/>
      <text:h text:style-name="P56" text:outline-level="5">#82AB – порт управления 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9">Биты</text:p>
            </table:table-cell>
            <table:table-cell table:style-name="Table1.A1" office:value-type="string">
              <text:p text:style-name="P52">Значение после сброса</text:p>
            </table:table-cell>
            <table:table-cell table:style-name="Table1.C1" office:value-type="string">
              <text:p text:style-name="P52">Функция</text:p>
            </table:table-cell>
          </table:table-row>
        </table:table-header-rows>
        <table:table-row>
          <table:table-cell table:style-name="Table1.A2" office:value-type="string">
            <text:p text:style-name="P35">7:5 (W/O)</text:p>
          </table:table-cell>
          <table:table-cell table:style-name="Table1.A2" office:value-type="string">
            <text:p text:style-name="P39">3'b000</text:p>
          </table:table-cell>
          <table:table-cell table:style-name="Table1.C2" office:value-type="string">
            <text:p text:style-name="P41">Старшие 3 бита адреса <text:span text:style-name="T44">для </text:span>W5300 (ADDR[9:7]) при обращении к ней через порты #00AB..#7FAB.</text:p>
          </table:table-cell>
        </table:table-row>
        <table:table-row>
          <table:table-cell table:style-name="Table1.A2" office:value-type="string">
            <text:p text:style-name="P39">4 (W/O)</text:p>
          </table:table-cell>
          <table:table-cell table:style-name="Table1.A2" office:value-type="string">
            <text:p text:style-name="P35">0</text:p>
          </table:table-cell>
          <table:table-cell table:style-name="Table1.C2" office:value-type="string">
            <text:p text:style-name="P38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39">3 (W/O)</text:p>
          </table:table-cell>
          <table:table-cell table:style-name="Table1.A2" office:value-type="string">
            <text:p text:style-name="P35">0</text:p>
          </table:table-cell>
          <table:table-cell table:style-name="Table1.C2" office:value-type="string">
            <text:p text:style-name="P38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39">2 (W/O)</text:p>
          </table:table-cell>
          <table:table-cell table:style-name="Table1.A2" office:value-type="string">
            <text:p text:style-name="P35">0</text:p>
          </table:table-cell>
          <table:table-cell table:style-name="Table1.C2" office:value-type="string">
            <text:p text:style-name="P38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39">1:0 (<text:span text:style-name="T44">W</text:span>/<text:span text:style-name="T44">O</text:span>)</text:p>
          </table:table-cell>
          <table:table-cell table:style-name="Table1.A2" office:value-type="string">
            <text:p text:style-name="P39">2'b00</text:p>
          </table:table-cell>
          <table:table-cell table:style-name="Table1.C2" office:value-type="string">
            <text:p text:style-name="P41">Область адресного пространства Z80, в котором происходит подстановка <text:span text:style-name="T44">адресного пространства </text:span>W5300 вместо ROM. 2'b00 – #0000..#3FFF, 2'b01 – #4000..#7FFF, 2'b10 – #8000..#BFFF, 2'b11 – #C000..#FFFF. <text:span text:style-name="T44">О маппинге пространства ROM на пространство W5300 см. ниже.</text:span></text:p>
          </table:table-cell>
        </table:table-row>
      </table:table>
      <text:p text:style-name="P47">Не допускается одновременно устанавливать в 1 биты 2 и 4 данного порта. <text:span text:style-name="T44">При попытке сделать это поведение карты не определено.</text:span></text:p>
      <text:h text:style-name="P57" text:outline-level="5"><text:soft-page-break/>#81AB – порт управления SL811H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0">Биты</text:p>
            </table:table-cell>
            <table:table-cell table:style-name="Table2.A1" office:value-type="string">
              <text:p text:style-name="P53">Значение после сброса</text:p>
            </table:table-cell>
            <table:table-cell table:style-name="Table2.C1" office:value-type="string">
              <text:p text:style-name="P53">Функция</text:p>
            </table:table-cell>
          </table:table-row>
        </table:table-header-rows>
        <table:table-row>
          <table:table-cell table:style-name="Table2.A2" office:value-type="string">
            <text:p text:style-name="P36">7:2 (-)</text:p>
          </table:table-cell>
          <table:table-cell table:style-name="Table2.A2" office:value-type="string">
            <text:p text:style-name="P42">-</text:p>
          </table:table-cell>
          <table:table-cell table:style-name="Table2.C2" office:value-type="string">
            <text:p text:style-name="P43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2">1 (R/O)</text:p>
          </table:table-cell>
          <table:table-cell table:style-name="Table2.A2" office:value-type="string">
            <text:p text:style-name="P42">-</text:p>
          </table:table-cell>
          <table:table-cell table:style-name="Table2.C2" office:value-type="string">
            <text:p text:style-name="P43">Если 1, то на разъёме <text:span text:style-name="T45">mini-</text:span>USB присутствует питание <text:span text:style-name="T45">(он подключен к хосту).</text:span></text:p>
          </table:table-cell>
        </table:table-row>
        <table:table-row>
          <table:table-cell table:style-name="Table2.A2" office:value-type="string">
            <text:p text:style-name="P40">0 (<text:span text:style-name="T44">W</text:span>/<text:span text:style-name="T44">O</text:span>)</text:p>
          </table:table-cell>
          <table:table-cell table:style-name="Table2.A2" office:value-type="string">
            <text:p text:style-name="P42">1</text:p>
          </table:table-cell>
          <table:table-cell table:style-name="Table2.C2" office:value-type="string">
            <text:p text:style-name="P44">Управление сигналом M/S SL811HS и подачей питания на USB-разъём с платы. Если 0, то M/S=0 (SL811HS – хост), питание подано. Если 1, то M/S=1 (SL811HS – девайс), питание не подано. <text:s/><text:span text:style-name="T47">Изменение роли SL811HS допускается только при нахождении её в ресете. Узнать о подключении хоста к mini-USB можно опросом бита 1 данного порта.</text:span></text:p>
          </table:table-cell>
        </table:table-row>
      </table:table>
      <text:h text:style-name="P58" text:outline-level="5"/>
      <text:h text:style-name="P58" text:outline-level="5">#80AB – адресный регистр SL811HS</text:h>
      <text:p text:style-name="P26">Обращение в этот порт транслируется в обращение к SL811HS с A0=0 (регистр адреса). <text:span text:style-name="T72">Обращения сюда не допускаются, </text:span>если бит 4 порта #82AB установлен в 1.</text:p>
      <text:h text:style-name="P59" text:outline-level="5">#00AB..#7FAB – регистр данных SL811HS или адресное пространство W5300</text:h>
      <text:p text:style-name="P15">Регистр данных <text:span text:style-name="T48">(A0=1)</text:span> SL811HS, если бит 4 порта #82AB установлен в 0. Адресное пространство W5300, <text:span text:style-name="T48">если бит 4 порта #82AB установлен в 1</text:span>.</text:p>
      <text:p text:style-name="P16">При включённом <text:span text:style-name="T50">IO-</text:span>адресном пространстве W5300 адрес ADDR[9:0] формируется следующим образом: ADDR[9:7] берутся из битов <text:span text:style-name="T51">[</text:span>7:5<text:span text:style-name="T51">]</text:span> порта #82AB, ADDR[6:0] определяется битами ША <text:span text:style-name="T51">[</text:span>14:8<text:span text:style-name="T51">]</text:span>, т.о. адресное пространство W5300 доступно кусочками по 128 байт. Для ADDR[0], кроме того, <text:span text:style-name="T49">может </text:span>применят<text:span text:style-name="T49">ь</text:span>ся инверсия, включаемая битом 3 порта #82AB.</text:p>
      <text:h text:style-name="P76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73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52">смещения </text:span>#0000..#3FFF) преобразуются в адреса W5300 следующим образом (приведено для случая, когда бит 3 порта #82AB установлен в 0 – <text:span text:style-name="T52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able:table-row>
            <table:table-cell table:style-name="Соответствие_5f_адресов_5f_W5300_5f_и_5f_Z80.A1" office:value-type="string">
              <text:p text:style-name="P54">Смещение в <text:span text:style-name="T53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54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45">#0000..#1FFF</text:p>
          </table:table-cell>
          <table:table-cell table:style-name="Соответствие_5f_адресов_5f_W5300_5f_и_5f_Z80.B2" office:value-type="string">
            <text:p text:style-name="P45">Всё адресное пространство W5300 (1024 байта) в неизменном виде, повторяется 8 раз.</text:p>
          </table:table-cell>
        </table:table-row>
        <text:soft-page-break/>
        <table:table-row>
          <table:table-cell table:style-name="Соответствие_5f_адресов_5f_W5300_5f_и_5f_Z80.A2" office:value-type="string">
            <text:p text:style-name="P45">#2000..#21FF</text:p>
          </table:table-cell>
          <table:table-cell table:style-name="Соответствие_5f_адресов_5f_W5300_5f_и_5f_Z80.B2" office:value-type="string">
            <text:p text:style-name="P45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200..#23FF</text:p>
          </table:table-cell>
          <table:table-cell table:style-name="Соответствие_5f_адресов_5f_W5300_5f_и_5f_Z80.B2" office:value-type="string">
            <text:p text:style-name="P45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400..#25FF</text:p>
          </table:table-cell>
          <table:table-cell table:style-name="Соответствие_5f_адресов_5f_W5300_5f_и_5f_Z80.B2" office:value-type="string">
            <text:p text:style-name="P45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600..#27FF</text:p>
          </table:table-cell>
          <table:table-cell table:style-name="Соответствие_5f_адресов_5f_W5300_5f_и_5f_Z80.B2" office:value-type="string">
            <text:p text:style-name="P45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800..#29FF</text:p>
          </table:table-cell>
          <table:table-cell table:style-name="Соответствие_5f_адресов_5f_W5300_5f_и_5f_Z80.B2" office:value-type="string">
            <text:p text:style-name="P45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A00..#2BFF</text:p>
          </table:table-cell>
          <table:table-cell table:style-name="Соответствие_5f_адресов_5f_W5300_5f_и_5f_Z80.B2" office:value-type="string">
            <text:p text:style-name="P45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C00..#2DFF</text:p>
          </table:table-cell>
          <table:table-cell table:style-name="Соответствие_5f_адресов_5f_W5300_5f_и_5f_Z80.B2" office:value-type="string">
            <text:p text:style-name="P45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2E00..#2FFF</text:p>
          </table:table-cell>
          <table:table-cell table:style-name="Соответствие_5f_адресов_5f_W5300_5f_и_5f_Z80.B2" office:value-type="string">
            <text:p text:style-name="P45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000..#31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200..#33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400..#35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600..#37FF</text:p>
          </table:table-cell>
          <table:table-cell table:style-name="Соответствие_5f_адресов_5f_W5300_5f_и_5f_Z80.B2" office:value-type="string">
            <text:p text:style-name="P46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800..#39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A00..#3B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C00..#3D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45">#3E00..#3FFF</text:p>
          </table:table-cell>
          <table:table-cell table:style-name="Соответствие_5f_адресов_5f_W5300_5f_и_5f_Z80.B2" office:value-type="string">
            <text:p text:style-name="P46">Повторение 256 раз регистров #3F0, #3F1 (socket 7 RX FIFO register)</text:p>
          </table:table-cell>
        </table:table-row>
      </table:table>
      <text:p text:style-name="P6"/>
      <text:h text:style-name="P77" text:outline-level="2">Работа с SL811HS</text:h>
      <text:p text:style-name="P17">Режимы host/device следует переключать <text:span text:style-name="T54">при нахождении SL811HS в ресете. Определение подсоединения карты к внешнему USB-хосту (через разъём mini-USB) возможно делать в любой момент чтением бита 1 порта #81AB.</text:span></text:p>
      <text:p text:style-name="P31"><text:soft-page-break/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62">device</text:span>.</text:p>
      <text:p text:style-name="P32">Следует также обратить внимание на errat'у, в которой, в частности, сказано, что режим авто-инкремента при записи или чтении данных <text:span text:style-name="T29">не</text:span> работает.</text:p>
      <text:h text:style-name="P78" text:outline-level="2"><text:span text:style-name="T54">Работа с </text:span><text:span text:style-name="T16">W5300</text:span></text:h>
      <text:p text:style-name="P7"><text:span text:style-name="T28"><text:tab/></text:span><text:span text:style-name="T30">Ресет чипа.</text:span></text:p>
      <text:p text:style-name="P10">Все тайминги округлены до 50мс</text:p>
      <text:p text:style-name="P18"><text:tab/>halt</text:p>
      <text:p text:style-name="P18"><text:tab/>ld<text:tab/>bc,<text:span text:style-name="T57">#</text:span>83<text:span text:style-name="T57">AB</text:span></text:p>
      <text:p text:style-name="P18"><text:tab/>in<text:tab/>a,(c)</text:p>
      <text:p text:style-name="P20"><text:span text:style-name="T17"><text:tab/>and<text:tab/></text:span><text:span text:style-name="T23">#E</text:span><text:span text:style-name="T24">F</text:span></text:p>
      <text:p text:style-name="P20"><text:span text:style-name="T17"><text:tab/>out<text:tab/>(c),a<text:tab/></text:span><text:span text:style-name="T18">; </text:span><text:span text:style-name="T24">установка </text:span><text:span text:style-name="T31">ресета</text:span></text:p>
      <text:p text:style-name="P19"><text:tab/>halt</text:p>
      <text:p text:style-name="P19"><text:tab/>or<text:tab/><text:span text:style-name="T56">#</text:span>10</text:p>
      <text:p text:style-name="P20"><text:span text:style-name="T18"><text:tab/>out<text:tab/>(c),a<text:tab/>; </text:span><text:span text:style-name="T31">снятие ресета</text:span></text:p>
      <text:p text:style-name="P19"><text:tab/>halt<text:tab/><text:tab/><text:tab/>; <text:span text:style-name="T57">ожидание внутренней инициализации</text:span></text:p>
      <text:p text:style-name="P11"><text:span text:style-name="T32"><text:tab/>Проецирование регистров в адресное пространство </text:span><text:span text:style-name="T18">z80.</text:span></text:p>
      <text:p text:style-name="P13"><text:span text:style-name="T32"><text:s/><text:tab/>Для примера проецируем в адреса </text:span><text:span text:style-name="T34">#C</text:span><text:span text:style-name="T18">000..</text:span><text:span text:style-name="T25">#FFFF</text:span><text:span text:style-name="T18"> (</text:span><text:span text:style-name="T32">в условиях </text:span><text:span text:style-name="T18">ZX-Evo baseconf)</text:span><text:span text:style-name="T32">. </text:span><text:span text:style-name="T19"><text:s/></text:span><text:span text:style-name="T33">Проецирование будет происходить только при подключенном ПЗУ в заданном адресном окне. <text:s text:c="2"/></text:span><text:span text:style-name="T35">Конкретная включенная в окне с</text:span><text:span text:style-name="T33">траница ПЗУ не имеет значения</text:span><text:span text:style-name="T36">.</text:span></text:p>
      <text:p text:style-name="P22"><text:tab/>ld<text:tab/>a,1</text:p>
      <text:p text:style-name="P22"><text:tab/>out<text:tab/>(<text:span text:style-name="T58">#BF</text:span>),a<text:tab/>;<text:span text:style-name="T58">теневые порты вкл</text:span></text:p>
      <text:p text:style-name="P23"><text:tab/>ld<text:tab/>bc,<text:span text:style-name="T58">#FFF7<text:tab/></text:span></text:p>
      <text:p text:style-name="P22"><text:tab/>ld<text:tab/>a,<text:span text:style-name="T58">#</text:span>3<text:span text:style-name="T58">F</text:span></text:p>
      <text:p text:style-name="P22"><text:tab/>out<text:tab/>(c),a<text:tab/>;<text:span text:style-name="T58">ПЗУ в окно #C000..#FFFF</text:span></text:p>
      <text:p text:style-name="P12">Теперь включаем проецирование <text:span text:style-name="T71">в область #C000..#FFFF</text:span> <text:span text:style-name="T70">на карте</text:span>:</text:p>
      <text:p text:style-name="P22"><text:tab/>ld<text:tab/>bc,<text:span text:style-name="T58">#</text:span>82<text:span text:style-name="T58">AB</text:span></text:p>
      <text:p text:style-name="P22"><text:tab/>ld<text:tab/>a,7</text:p>
      <text:p text:style-name="P22"><text:tab/>out<text:tab/>(c),a</text:p>
      <text:p text:style-name="P7"><text:span text:style-name="T37">При включенном 2 бите порта #</text:span><text:span text:style-name="T20">82</text:span><text:span text:style-name="T26">AB</text:span><text:span text:style-name="T20">, <text:s/></text:span><text:span text:style-name="T27">безотносительно</text:span><text:span text:style-name="T37"> того, подключено ли ПЗУ или нет, одновременно с любой записью Z80 в установленное битами [1:0] порта #82AB окно будет происходить запись в регистры </text:span><text:span text:style-name="T21">W5300</text:span><text:span text:style-name="T37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tab/>Инверсия нулевого бита адреса.</text:p>
      <text:p text:style-name="P8"><text:soft-page-break/><text:span text:style-name="T22">W5300</text:span><text:span text:style-name="T38"> имеет </text:span><text:span text:style-name="T40">16-</text:span><text:span text:style-name="T38">битную </text:span><text:span text:style-name="T40">big endian</text:span><text:span text:style-name="T38"> архитектуру, </text:span><text:span text:style-name="T42">которая сохраняется и для 8-битового режима шины (в котором W5300 работает на карте)</text:span><text:span text:style-name="T38"> </text:span><text:span text:style-name="T41">и </text:span><text:span text:style-name="T39">для работы с </text:span><text:span text:style-name="T41">16-битными </text:span><text:span text:style-name="T39">регистр</text:span><text:span text:style-name="T41">ами требуется записывать старший байт по младшему адресу, например так: LD</text:span><text:span text:style-name="T60"> A,H:LD (reg+0),A:LD A,L:LD (reg+1),A</text:span><text:span text:style-name="T41">. После включения режима инверсии младшего бита адреса в такие регистры можно обращаться так: </text:span><text:span text:style-name="T60">LD (reg+0),HL</text:span><text:span text:style-name="T74">, </text:span><text:span text:style-name="T75">либо учитывать перепутывание байтов программно.</text:span></text:p>
      <text:p text:style-name="P8"><text:span text:style-name="T2">Исключением </text:span><text:span text:style-name="T4">являются</text:span><text:span text:style-name="T2"> регистры </text:span><text:span text:style-name="T10">FIFO, </text:span><text:span text:style-name="T2">так как </text:span><text:span text:style-name="T4">данные из них следует читать/писать строго блоками по 2 байта, при этом первый по порядку байт всегда </text:span><text:span text:style-name="T9">считывается/записывается</text:span><text:span text:style-name="T4"> по адресу регистра + 0, </text:span><text:span text:style-name="T9">а </text:span><text:span text:style-name="T4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5">блоками длиной, кратной 2 и не более 512 байт </text:span><text:span text:style-name="T9">(через область 0x2000..0x3FFF)</text:span><text:span text:style-name="T4">. При включенной инверсии следует считывать или записывать сначала байт по адресу регистра + 1 </text:span><text:span text:style-name="T6">(это будет первый по порядку байт)</text:span><text:span text:style-name="T4">, затем по адресу регистра + 0 </text:span><text:span text:style-name="T6">(второй по порядку). При использовании доступа через порты это удобно делать при помощи команд </text:span><text:span text:style-name="T76">INI/OUTI</text:span><text:span text:style-name="T7">, например:</text:span></text:p>
      <text:p text:style-name="P69"><text:span text:style-name="T7"><text:tab/>ld<text:tab/>bc,#82AB</text:span></text:p>
      <text:p text:style-name="P69"><text:span text:style-name="T7"><text:tab/>ld<text:tab/>a,#</text:span><text:span text:style-name="T8">98</text:span></text:p>
      <text:p text:style-name="P70"><text:span text:style-name="T8"><text:tab/>out<text:tab/>(c),a<text:tab/>;включаем область #200..#27F в порты,</text:span></text:p>
      <text:p text:style-name="P70"><text:span text:style-name="T8"><text:tab/><text:tab/><text:tab/><text:tab/>;включаем W5300 в область портов,</text:span></text:p>
      <text:p text:style-name="P70"><text:span text:style-name="T8"><text:tab/><text:tab/><text:tab/><text:tab/>;включаем инверсию A0 для W5300</text:span></text:p>
      <text:p text:style-name="P70"><text:span text:style-name="T8"><text:tab/>...</text:span></text:p>
      <text:p text:style-name="P70"><text:span text:style-name="T8"><text:tab/>ld<text:tab/>c,#AB<text:tab/>;запись в S0_TX_FIFOR</text:span></text:p>
      <text:p text:style-name="P71"><text:span text:style-name="T1"><text:tab/>ld<text:tab/>d,#30</text:span></text:p>
      <text:p text:style-name="P71"><text:span text:style-name="T1"><text:tab/>ld<text:tab/>hl,WR_DATA</text:span></text:p>
      <text:p text:style-name="P71"><text:span text:style-name="T1"><text:tab/>ld<text:tab/>b,d</text:span></text:p>
      <text:p text:style-name="P71"><text:span text:style-name="T1"><text:tab/>outi<text:tab/><text:tab/>;выводим в порт #2FAB, мапится в адрес #22E (инверсия A0, предекремент B)</text:span></text:p>
      <text:p text:style-name="P71"><text:span text:style-name="T1"><text:tab/>outi<text:tab/><text:tab/>;порт #2EAB, адрес #22F</text:span></text:p>
      <text:p text:style-name="P71"><text:span text:style-name="T1"><text:tab/>ld<text:tab/>b,d<text:tab/>;и т.д.</text:span></text:p>
      <text:p text:style-name="P71"><text:span text:style-name="T1"><text:tab/>outi</text:span></text:p>
      <text:p text:style-name="P71"><text:span text:style-name="T1"><text:tab/>outi</text:span></text:p>
      <text:p text:style-name="P71"><text:span text:style-name="T1"><text:tab/>...</text:span></text:p>
      <text:p text:style-name="P71"><text:span text:style-name="T1"><text:tab/>ld<text:tab/>c,#AB<text:tab/>;чтение из S0_RX_FIFOR</text:span></text:p>
      <text:p text:style-name="P71"><text:span text:style-name="T1"><text:tab/>ld<text:tab/>d,#31</text:span></text:p>
      <text:p text:style-name="P71"><text:span text:style-name="T1"><text:tab/>ld<text:tab/>hl,RD_DATA</text:span></text:p>
      <text:p text:style-name="P71"><text:span text:style-name="T1"><text:tab/>ld<text:tab/>b,d</text:span></text:p>
      <text:p text:style-name="P71"><text:span text:style-name="T1"><text:tab/>ini<text:tab/><text:tab/>;читаем из порта #31AB, мапится в адрес #230 (инверсия A0, </text:span><text:span text:style-name="T15">пост</text:span><text:span text:style-name="T1">инкремент B)</text:span></text:p>
      <text:p text:style-name="P71"><text:span text:style-name="T1"><text:tab/>ini<text:tab/><text:tab/>;порт #30AB, адрес #231</text:span></text:p>
      <text:p text:style-name="P71"><text:soft-page-break/><text:span text:style-name="T1"><text:tab/>ld<text:tab/>b,d<text:tab/>;и т.д.</text:span></text:p>
      <text:p text:style-name="P71"><text:span text:style-name="T1"><text:tab/>ini</text:span></text:p>
      <text:p text:style-name="P71"><text:span text:style-name="T1"><text:tab/>ini</text:span></text:p>
      <text:p text:style-name="P71"><text:span text:style-name="T1"><text:tab/>...</text:span></text:p>
      <text:p text:style-name="P73">Быстрое чтение через память из регистра S0_RX_FIFOR с <text:span text:style-name="T29">включенной</text:span> инверсией A0:</text:p>
      <text:p text:style-name="P72"><text:tab/>ld<text:tab/>sp,#2201<text:tab/>;слова по адресам #2200, #2201, #2202, #2203, ..., #23FE, #23FF мапятся в адреса визнета #231, #230, #231, #230, ...</text:p>
      <text:p text:style-name="P72"><text:tab/>pop<text:tab/>hl<text:tab/>;не более 511(!) чтений подряд со смещения #2201!</text:p>
      <text:p text:style-name="P72"><text:tab/>ld<text:tab/>(addr),hl</text:p>
      <text:p text:style-name="P65"><text:tab/><text:span text:style-name="T77">pop<text:tab/>hl</text:span></text:p>
      <text:p text:style-name="P65"><text:tab/><text:span text:style-name="T77">ld<text:tab/>(addr+2),hl</text:span></text:p>
      <text:p text:style-name="P65"><text:tab/>...</text:p>
      <text:p text:style-name="P65"><text:tab/><text:span text:style-name="T77">pop<text:tab/>hl</text:span></text:p>
      <text:p text:style-name="P65"><text:tab/><text:span text:style-name="T77">ld<text:tab/>(addr+254),hl</text:span></text:p>
      <text:h text:style-name="P78" text:outline-level="2">Прерывания</text:h>
      <text:p text:style-name="P28">Карта выдаёт прерывания на <text:span text:style-name="T68">сигнал </text:span><text:span text:style-name="T66">INT</text:span><text:span text:style-name="T68"> </text:span>шин<text:span text:style-name="T68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9">не</text:span> производится.</text:p>
      <text:p text:style-name="P27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63">и</text:span> прерывания в опр. регистре контроллера), после чего запрос снимается до следующего события, вызывающего прерывание.</text:p>
      <text:p text:style-name="P29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27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4">с карты </text:span>следует иметь в виду следующее:</text:p>
      <text:list xml:id="list1530412179461584300" text:style-name="L3">
        <text:list-item>
          <text:p text:style-name="P66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6">Вектор прерывания (для режима <text:span text:style-name="T59">IM 2</text:span>) будет cодержать случайное значение. <text:span text:style-name="T65">Как следствие, необходимо иметь 257-байтовую таблицу векторов, заполненную одним и тем же байтом.</text:span></text:p>
        </text:list-item>
      </text:list>
      <text:p text:style-name="P30">Рекомендации для написания обработчик<text:span text:style-name="T67">ов</text:span> прерываний:</text:p>
      <text:list xml:id="list8378170862219053583" text:style-name="L4">
        <text:list-item>
          <text:p text:style-name="P67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9">прерывание либо прерывание от другого устройства </text:span><text:soft-page-break/><text:span text:style-name="T69">NemoBus</text:span>.</text:p>
        </text:list-item>
        <text:list-item>
          <text:p text:style-name="P67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8-03-06T14:11:01.709505794</dc:date>
    <meta:editing-duration>P1DT14H48M39S</meta:editing-duration>
    <meta:editing-cycles>85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2" meta:word-count="1843" meta:character-count="12277" meta:non-whitespace-character-count="10557"/>
  </office:meta>
</office:document-meta>
</file>